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981c" officeooo:paragraph-rsid="0002981c"/>
    </style:style>
    <style:style style:name="P2" style:family="paragraph" style:parent-style-name="Standard">
      <style:text-properties officeooo:rsid="0002af89" officeooo:paragraph-rsid="0002af89"/>
    </style:style>
    <style:style style:name="P3" style:family="paragraph" style:parent-style-name="Standard">
      <style:text-properties officeooo:rsid="00035b16" officeooo:paragraph-rsid="00035b16"/>
    </style:style>
    <style:style style:name="P4" style:family="paragraph" style:parent-style-name="Standard">
      <style:text-properties officeooo:rsid="00045f68" officeooo:paragraph-rsid="00045f68"/>
    </style:style>
    <style:style style:name="P5" style:family="paragraph" style:parent-style-name="Standard">
      <style:text-properties officeooo:rsid="00061b36" officeooo:paragraph-rsid="00061b36"/>
    </style:style>
    <style:style style:name="P6" style:family="paragraph" style:parent-style-name="Standard">
      <style:text-properties officeooo:rsid="0006ec4e" officeooo:paragraph-rsid="0006ec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.1</text:p>
      <text:p text:style-name="P2">A</text:p>
      <text:p text:style-name="P1">Z.2</text:p>
      <text:p text:style-name="P3">C</text:p>
      <text:p text:style-name="P1">Z.3</text:p>
      <text:p text:style-name="P4">href</text:p>
      <text:p text:style-name="P1">Z.4</text:p>
      <text:p text:style-name="P5">A</text:p>
      <text:p text:style-name="P1">Z.5</text:p>
      <text:p text:style-name="P6">B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6T04:00:54.501000000</meta:creation-date>
    <meta:generator>LibreOffice/7.3.0.3$Windows_X86_64 LibreOffice_project/0f246aa12d0eee4a0f7adcefbf7c878fc2238db3</meta:generator>
    <dc:date>2023-11-26T15:13:58.635000000</dc:date>
    <meta:editing-duration>PT2M29S</meta:editing-duration>
    <meta:editing-cycles>6</meta:editing-cycles>
    <meta:document-statistic meta:table-count="0" meta:image-count="0" meta:object-count="0" meta:page-count="1" meta:paragraph-count="10" meta:word-count="10" meta:character-count="23" meta:non-whitespace-character-count="23"/>
  </office:meta>
</office:document-meta>
</file>